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785" officeooo:paragraph-rsid="001e117e"/>
    </style:style>
    <style:style style:name="P2" style:family="paragraph" style:parent-style-name="Standard">
      <style:text-properties officeooo:rsid="0020f80e" officeooo:paragraph-rsid="0020f80e"/>
    </style:style>
    <style:style style:name="P3" style:family="paragraph" style:parent-style-name="Standard">
      <style:text-properties officeooo:rsid="00213fd9" officeooo:paragraph-rsid="00213fd9"/>
    </style:style>
    <style:style style:name="P4" style:family="paragraph" style:parent-style-name="Standard">
      <style:text-properties officeooo:rsid="0021af36" officeooo:paragraph-rsid="0021af36"/>
    </style:style>
    <style:style style:name="P5" style:family="paragraph" style:parent-style-name="Standard">
      <style:text-properties officeooo:rsid="0022d6b9" officeooo:paragraph-rsid="0022d6b9"/>
    </style:style>
    <style:style style:name="P6" style:family="paragraph" style:parent-style-name="Standard">
      <style:text-properties officeooo:rsid="00250d83" officeooo:paragraph-rsid="00250d83"/>
    </style:style>
    <style:style style:name="P7" style:family="paragraph" style:parent-style-name="Standard">
      <style:text-properties officeooo:rsid="0021af36" officeooo:paragraph-rsid="0021af36"/>
    </style:style>
    <style:style style:name="P8" style:family="paragraph" style:parent-style-name="Standard">
      <style:text-properties officeooo:rsid="0021af36" officeooo:paragraph-rsid="002b3f63"/>
    </style:style>
    <style:style style:name="P9" style:family="paragraph" style:parent-style-name="Standard">
      <style:text-properties fo:color="#c9211e" loext:opacity="100%" officeooo:rsid="001f74fc" officeooo:paragraph-rsid="001f74fc"/>
    </style:style>
    <style:style style:name="P10" style:family="paragraph" style:parent-style-name="Standard">
      <style:text-properties officeooo:rsid="0022d6b9" officeooo:paragraph-rsid="0022d6b9"/>
    </style:style>
    <style:style style:name="P11" style:family="paragraph" style:parent-style-name="Standard">
      <style:text-properties officeooo:rsid="002cb577" officeooo:paragraph-rsid="002cb577"/>
    </style:style>
    <style:style style:name="P12" style:family="paragraph" style:parent-style-name="Standard">
      <style:text-properties officeooo:rsid="001f74fc" officeooo:paragraph-rsid="001f74fc"/>
    </style:style>
    <style:style style:name="P13" style:family="paragraph" style:parent-style-name="Standard">
      <style:text-properties fo:color="#3465a4" loext:opacity="100%" fo:font-weight="bold" officeooo:rsid="002b3f63" officeooo:paragraph-rsid="002b3f63" style:font-weight-asian="bold" style:font-weight-complex="bold"/>
    </style:style>
    <style:style style:name="P14" style:family="paragraph" style:parent-style-name="Standard">
      <style:text-properties fo:color="#3465a4" loext:opacity="100%" fo:font-weight="bold" officeooo:rsid="002b3f63" officeooo:paragraph-rsid="002b57e9" style:font-weight-asian="bold" style:font-weight-complex="bold"/>
    </style:style>
    <style:style style:name="P15" style:family="paragraph" style:parent-style-name="Standard">
      <style:text-properties fo:color="#3465a4" loext:opacity="100%" fo:font-weight="normal" officeooo:rsid="002b57e9" officeooo:paragraph-rsid="002b57e9" style:font-weight-asian="normal" style:font-weight-complex="normal"/>
    </style:style>
    <style:style style:name="P16" style:family="paragraph" style:parent-style-name="Standard">
      <style:text-properties fo:color="#3465a4" loext:opacity="100%" officeooo:rsid="002cb577" officeooo:paragraph-rsid="002cb577"/>
    </style:style>
    <style:style style:name="P17" style:family="paragraph" style:parent-style-name="Standard">
      <style:text-properties fo:color="#3465a4" loext:opacity="100%" officeooo:rsid="001f74fc" officeooo:paragraph-rsid="001f74fc"/>
    </style:style>
    <style:style style:name="T1" style:family="text">
      <style:text-properties officeooo:rsid="001e117e"/>
    </style:style>
    <style:style style:name="T2" style:family="text">
      <style:text-properties officeooo:rsid="00237091"/>
    </style:style>
    <style:style style:name="T3" style:family="text">
      <style:text-properties officeooo:rsid="0027ca4d"/>
    </style:style>
    <style:style style:name="T4" style:family="text">
      <style:text-properties officeooo:rsid="0028a65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8a659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8a659" style:font-style-asian="normal" style:font-style-complex="normal"/>
    </style:style>
    <style:style style:name="T9" style:family="text">
      <style:text-properties officeooo:rsid="0028fc65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b57e9"/>
    </style:style>
    <style:style style:name="T12" style:family="text">
      <style:text-properties fo:color="#c9211e" loext:opacity="100%"/>
    </style:style>
    <style:style style:name="T13" style:family="text">
      <style:text-properties fo:color="#3465a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pan text:style-name="T3">11</text:span><text:span text:style-name="T1">-10</text:span>-2022<text:tab/></text:p>
      <text:p text:style-name="P1"/>
      <text:p text:style-name="P4">1. <text:span text:style-name="T3">¿Que es Docker Compose? ¿Qué utilidades tiene? Instálalo y comprueba que está instalado</text:span></text:p>
      <text:p text:style-name="P4"/>
      <text:p text:style-name="P4">2. <text:span text:style-name="T3">Haz un glosario de comandos de Docker Compose</text:span></text:p>
      <text:p text:style-name="P4"/>
      <text:p text:style-name="P4">3. <text:span text:style-name="T3">¿Qué es un fichero YAML? ¿Qué estructura tiene? Investiga y detállalo. Haz también un glosario de YAML.</text:span></text:p>
      <text:p text:style-name="P4"/>
      <text:p text:style-name="P13">Version: ‘___’</text:p>
      <text:p text:style-name="P13"><text:s text:c="2"/>services:</text:p>
      <text:p text:style-name="P13"><text:s text:c="4"/><text:span text:style-name="T10">servicio1:</text:span></text:p>
      <text:p text:style-name="P13"><text:s text:c="6"/>#configuración del servicio 1</text:p>
      <text:p text:style-name="P14"><text:s text:c="6"/>image:</text:p>
      <text:p text:style-name="P14"><text:s text:c="8"/>___ <text:s text:c="2"/>#imagen que usaremos para crear los contenedores del servicio</text:p>
      <text:p text:style-name="P14"><text:s text:c="6"/>build:</text:p>
      <text:p text:style-name="P14"><text:s text:c="8"/>___ <text:s text:c="2"/>#para definir la ruta de directorio que contenga un archivo Dockerfile</text:p>
      <text:p text:style-name="P14"><text:s text:c="6"/>entrypoint:</text:p>
      <text:p text:style-name="P14"><text:s text:c="8"/>___ <text:s text:c="2"/>#sobreescribe el valor de la instrucción entrypoint que venga por defecto</text:p>
      <text:p text:style-name="P14"><text:s text:c="6"/>container_name:</text:p>
      <text:p text:style-name="P14"><text:s text:c="8"/>___ <text:s text:c="2"/>#para dar nombre concreto al contenedor</text:p>
      <text:p text:style-name="P14"><text:s text:c="6"/>ports:</text:p>
      <text:p text:style-name="P14"><text:s text:c="8"/>___ <text:s text:c="2"/>#lista los puertos del conteneor que se van a exponer públicamente</text:p>
      <text:p text:style-name="P14"><text:s text:c="6"/>volumes:</text:p>
      <text:p text:style-name="P14"><text:s text:c="8"/>___ <text:s text:c="2"/>#<text:span text:style-name="T11">lista los volúmenes y bind mounts que utilizarán los contenedores del servicio</text:span></text:p>
      <text:p text:style-name="P14"><text:s text:c="6"/><text:span text:style-name="T11">networks:</text:span></text:p>
      <text:p text:style-name="P14"><text:s text:c="8"/>___ <text:span text:style-name="T11">#lista de redes que utilizarán los contenedores del servicio</text:span></text:p>
      <text:p text:style-name="P14"/>
      <text:p text:style-name="P13"><text:s text:c="4"/>Servicio2:</text:p>
      <text:p text:style-name="P13"><text:s text:c="6"/>#configuración del servicio 2</text:p>
      <text:p text:style-name="P13"><text:s text:c="6"/>…</text:p>
      <text:p text:style-name="P8"/>
      <text:p text:style-name="P5">4. <text:span text:style-name="T4">Crea un archivo de configuración para una aplicación que contiene un único servicio:</text:span></text:p>
      <text:p text:style-name="P5"><text:tab/>- <text:span text:style-name="T4">Imagen: httpd:2.4 (del servidor web Apache)</text:span></text:p>
      <text:p text:style-name="P5"><text:tab/>- <text:span text:style-name="T4">Puerto: el host de Docker publicará el puerto 80 y hará una redirección con el puerto 80 del contenedor.</text:span></text:p>
      <text:p text:style-name="P5"><text:tab/>- <text:span text:style-name="T4">Bind mount: lo creamos entre el directorio actual del host de Docker y el directorio </text:span><text:span text:style-name="T6">usr</text:span><text:span text:style-name="T8">/local/apache2/htdocs/ del contenedor (que es el directorio que utiliza el servidor web para servir el contenido que encuentre en su interior.</text:span></text:p>
      <text:p text:style-name="P5"><text:span text:style-name="T8"/></text:p>
      <text:p text:style-name="P15"><text:span text:style-name="T8">V</text:span><text:span text:style-name="T7">ersion: ‘3.8’ (opcional)</text:span></text:p>
      <text:p text:style-name="P15"><text:span text:style-name="T7"><text:s text:c="2"/>services:</text:span></text:p>
      <text:p text:style-name="P15"><text:span text:style-name="T7"><text:s text:c="4"/>httpd:</text:span></text:p>
      <text:p text:style-name="P15"><text:span text:style-name="T7"><text:s text:c="6"/>image: httpd:2.4</text:span></text:p>
      <text:p text:style-name="P15"><text:span text:style-name="T7"><text:s text:c="6"/>ports:</text:span></text:p>
      <text:p text:style-name="P15"><text:span text:style-name="T7"><text:s text:c="8"/>- 80:80</text:span></text:p>
      <text:p text:style-name="P15"><text:span text:style-name="T7"><text:s text:c="6"/>volumes:</text:span></text:p>
      <text:p text:style-name="P15"><text:span text:style-name="T7"><text:s text:c="8"/>- ./:/usr/local/apache2/htdocs/ <text:s text:c="5"/>#configuramos el bind mount que utilizará el servicio entre el</text:span></text:p>
      <text:p text:style-name="P15"><text:span text:style-name="T7"><text:s text:c="63"/>directorio actual de Docker y el directorio</text:span></text:p>
      <text:p text:style-name="P15"><text:span text:style-name="T7"><text:s text:c="63"/></text:span><text:span text:style-name="T5">/usr/local/apache2/htdocs/ </text:span><text:span text:style-name="T7">del contenedor. El valor ./ se</text:span></text:p>
      <text:p text:style-name="P15"><text:span text:style-name="T7"><text:s text:c="63"/>utiliza para hacer referencia al directorio de trabajo actual de </text:span></text:p>
      <text:p text:style-name="P15"><text:span text:style-name="T7"><text:s text:c="63"/>Docker.</text:span></text:p>
      <text:p text:style-name="P5"><text:soft-page-break/></text:p>
      <text:p text:style-name="P5">5. <text:span text:style-name="T9">Consulta la lista de contenedores que están en ejecución y explica la salida. ¿Qué diferencia hay entre “docker ps y docker compose ps”?</text:span></text:p>
      <text:p text:style-name="P5"/>
      <text:p text:style-name="P11"><text:s text:c="5"/><text:span text:style-name="T13">Docker ps muestra todos los ocntenedores que están en ejecución dentro del host de Docker. Se puede ejecutar desde cualquier directorio</text:span></text:p>
      <text:p text:style-name="P16"><text:s text:c="5"/>Docker compose ps solo muestra los contenedores del archivo docker-compose.yml que están en ejecución. Se debe ejecutar dentro del directorio que contiene el archivo docker-compose.yml.</text:p>
      <text:p text:style-name="P9"/>
      <text:p text:style-name="P12"><text:span text:style-name="T2">6.</text:span> <text:span text:style-name="T9">Muestra la salida de docker-compose.yml</text:span></text:p>
      <text:p text:style-name="P12"/>
      <text:p text:style-name="P16">$ docker compose logs <text:s text:c="5"/>#muestra las últimas lineas de la salida estándar</text:p>
      <text:p text:style-name="P16">$ docker compose logs -f <text:s text:c="5"/>#muestra las salidas (para parar CTRL+C)</text:p>
      <text:p text:style-name="P17"/>
      <text:p text:style-name="P6"><text:span text:style-name="T9">7</text:span>. <text:s/><text:span text:style-name="T9">Visiona el video relativo a docker compose del módulo 7.4.</text:span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04:01:05.229529109</meta:creation-date>
    <meta:generator>LibreOffice/7.3.6.2$Linux_X86_64 LibreOffice_project/30$Build-2</meta:generator>
    <dc:date>2022-10-18T09:44:12.641780127</dc:date>
    <meta:editing-duration>PT33M6S</meta:editing-duration>
    <meta:editing-cycles>6</meta:editing-cycles>
    <meta:document-statistic meta:table-count="0" meta:image-count="0" meta:object-count="0" meta:page-count="2" meta:paragraph-count="48" meta:word-count="376" meta:character-count="2874" meta:non-whitespace-character-count="2085"/>
  </office:meta>
</office:document-meta>
</file>